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27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30" style:family="table-cell" style:parent-style-name="Default">
      <style:table-cell-properties fo:border-bottom="none" fo:border-left="2.49pt solid #999966" fo:border-right="none" fo:border-top="2.49pt solid #999966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999966" fo:border-left="2.49pt solid #999966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24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999966"/>
    </style:style>
    <style:style style:name="ce40" style:family="table-cell" style:parent-style-name="Default">
      <style:table-cell-properties fo:border-bottom="2.49pt solid #999966" fo:background-color="#99ff66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8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47" style:family="table-cell" style:parent-style-name="Default">
      <style:table-cell-properties fo:border-bottom="2.49pt solid #999966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2.49pt dotted #9933ff" fo:border-right="2.49pt dotted #9933ff" fo:border-top="2.49pt dotted #9933ff"/>
      <style:paragraph-properties fo:text-align="center" fo:margin-left="0pt"/>
    </style:style>
    <style:style style:name="ce49" style:family="table-cell" style:parent-style-name="Default">
      <style:table-cell-properties fo:border-bottom="none" fo:border-left="2.49pt dotted #9933ff" fo:border-right="2.49pt dotted #9933ff" fo:border-top="none"/>
    </style:style>
    <style:style style:name="ce50" style:family="table-cell" style:parent-style-name="Default">
      <style:table-cell-properties fo:border-bottom="none" fo:background-color="#99ff66" fo:border-left="2.49pt dotted #9933ff" fo:border-right="2.49pt dotted #9933ff" fo:border-top="0.99pt solid #ff6666"/>
    </style:style>
    <style:style style:name="ce51" style:family="table-cell" style:parent-style-name="Default">
      <style:table-cell-properties fo:border-bottom="none" fo:background-color="#99ff66" fo:border-left="2.49pt dotted #9933ff" fo:border-right="2.49pt dotted #9933ff" fo:border-top="none"/>
    </style:style>
    <style:style style:name="ce52" style:family="table-cell" style:parent-style-name="Default">
      <style:table-cell-properties fo:border-bottom="2.49pt dotted #9933ff" fo:background-color="#66ff66" style:text-align-source="fix" style:repeat-content="false" fo:border-left="2.49pt dotted #9933ff" fo:border-right="2.49pt dotted #9933ff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56" style:family="table-cell" style:parent-style-name="Default">
      <style:table-cell-properties fo:background-color="#99ffff"/>
      <style:text-properties fo:color="#cccccc"/>
    </style:style>
    <style:style style:name="ce57" style:family="table-cell" style:parent-style-name="Default">
      <style:table-cell-properties fo:border-bottom="2.49pt solid #999966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  <style:text-properties fo:color="#cccccc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60" style:family="table-cell" style:parent-style-name="Default">
      <style:table-cell-properties fo:background-color="#ff9999"/>
      <style:text-properties fo:color="#ff0000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2.49pt double-thin #99ff66" style:border-line-width-bottom="0.51pt 1.5pt 0.51pt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2.49pt solid #999966" fo:background-color="#99ffff" fo:border-left="none" fo:border-right="none" fo:border-top="none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fo:border-left="none" fo:border-right="2.49pt solid #999966" fo:border-top="2.49pt solid #999966"/>
    </style:style>
    <style:style style:name="ce66" style:family="table-cell" style:parent-style-name="Default">
      <style:table-cell-properties fo:border-bottom="2.49pt solid #999966" fo:background-color="#99ffff" fo:border-left="none" fo:border-right="2.49pt solid #999966" fo:border-top="none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48" office:value-type="string" calcext:value-type="string">
            <text:p>Nic. Mg / ml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50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Eingabefel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51" office:value-type="float" office:value="40" calcext:value-type="float">
            <text:p>4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24" office:value-type="float" office:value="2.5" calcext:value-type="float">
            <text:p>2.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60" office:value-type="string" calcext:value-type="string">
            <text:p>Menge gesamt: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ndbasis soll nic. mg/l</text:p>
          </table:table-cell>
          <table:table-cell table:style-name="ce9" table:number-columns-repeated="3"/>
          <table:table-cell table:style-name="ce52" office:value-type="float" office:value="3" calcext:value-type="float">
            <text:p>3</text:p>
          </table:table-cell>
          <table:table-cell/>
          <table:table-cell table:style-name="ce61" office:value-type="float" office:value="100" calcext:value-type="float">
            <text:p>100</text:p>
          </table:table-cell>
          <table:table-cell table:style-name="ce63" office:value-type="string" calcext:value-type="string">
            <text:p>ml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Base insgesamt</text:p>
          </table:table-cell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7" office:value-type="string" calcext:value-type="string">
            <text:p>VG %</text:p>
          </table:table-cell>
          <table:table-cell table:style-name="ce56" office:value-type="string" calcext:value-type="string">
            <text:p>Ausgabefeld</text:p>
          </table:table-cell>
          <table:table-cell/>
          <table:table-cell table:style-name="ce64" office:value-type="string" calcext:value-type="string">
            <text:p>Einzelmenge: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H9]-[.C15])-[.C16]" office:value-type="float" office:value="90" calcext:value-type="float">
            <text:p>90</text:p>
          </table:table-cell>
          <table:table-cell table:style-name="ce11"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H9]/([.F5]/[.F9]))" office:value-type="float" office:value="7.5" calcext:value-type="float">
            <text:p>7.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4]/([.H9]/[.J12])" office:value-type="float" office:value="90" calcext:value-type="float">
            <text:p>90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H9]/100)*[.C7]" office:value-type="float" office:value="2.5" calcext:value-type="float">
            <text:p>2.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5]/([.$H9]/[.$J12])" office:value-type="float" office:value="7.5" calcext:value-type="float">
            <text:p>7.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number-columns-repeated="5"/>
          <table:table-cell table:style-name="ce25" table:formula="of:=[.C16]/([.$H9]/[.$J12])" office:value-type="float" office:value="2.5" calcext:value-type="float">
            <text:p>2.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6])" office:value-type="float" office:value="100" calcext:value-type="float">
            <text:p>100</text:p>
          </table:table-cell>
          <table:table-cell table:style-name="ce12" office:value-type="string" calcext:value-type="string">
            <text:p>ml</text:p>
          </table:table-cell>
          <table:table-cell table:style-name="ce15" table:formula="of:=((([.C14]*([.D4]/100))+([.C15]*([.D5]/100))+([.C16]*([.D7]/100)))/[.H9])*100" office:value-type="float" office:value="60.25" calcext:value-type="float">
            <text:p>60.25</text:p>
          </table:table-cell>
          <table:table-cell table:style-name="ce19" table:formula="of:=((([.C14]*([.E4]/100))+([.C15]*([.E5]/100))+([.C16]*([.E7]/100)))/[.H9])*100" office:value-type="float" office:value="39.75" calcext:value-type="float">
            <text:p>39.7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table:style-name="ce30" office:value-type="string" calcext:value-type="string">
            <text:p>Aroma Fläschchen</text:p>
          </table:table-cell>
          <table:table-cell table:style-name="ce39" table:number-columns-repeated="6"/>
          <table:table-cell table:style-name="ce65"/>
          <table: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Menge Arom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l</text:p>
          </table:table-cell>
          <table:table-cell table:style-name="ce47"/>
          <table:table-cell table:style-name="ce40" office:value-type="float" office:value="15" calcext:value-type="float">
            <text:p>15</text:p>
          </table:table-cell>
          <table:table-cell table:style-name="ce57" office:value-type="string" calcext:value-type="string">
            <text:p>% =</text:p>
          </table:table-cell>
          <table:table-cell table:style-name="ce62" table:formula="of:=([.C21]/100)*[.F21]" office:value-type="float" office:value="0.45" calcext:value-type="float">
            <text:p>0.45</text:p>
          </table:table-cell>
          <table:table-cell table:style-name="ce66" office:value-type="string" calcext:value-type="string">
            <text:p>ml</text:p>
          </table:table-cell>
          <table:table-cell office:value-type="string" calcext:value-type="string">
            <text:p>=</text:p>
          </table:table-cell>
          <table:table-cell table:formula="of:=([.H21]/[.J12])*100"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12:27:10.585119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5-21T12:37:31.647182977</dc:date>
    <meta:editing-duration>PT1H41M49S</meta:editing-duration>
    <meta:editing-cycles>11</meta:editing-cycles>
    <meta:generator>LibreOffice/5.4.5.1$Linux_x86 LibreOffice_project/40m0$Build-1</meta:generator>
    <meta:document-statistic meta:table-count="1" meta:cell-count="60" meta:object-count="0"/>
  </office:meta>
</office:document-meta>
</file>